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PT Sans" svg:font-family="'PT Sans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erif" svg:font-family="'Liberation Serif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23cm" style:contextual-spacing="false"/>
      <style:text-properties fo:font-size="16pt" fo:language="en" fo:country="US" style:font-size-asian="16pt" style:font-size-complex="16pt"/>
    </style:style>
    <style:style style:name="P2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117415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.423cm" style:contextual-spacing="false"/>
      <style:text-properties officeooo:paragraph-rsid="0018bfd0"/>
    </style:style>
    <style:style style:name="P4" style:family="paragraph" style:parent-style-name="Preformatted_20_Text">
      <style:paragraph-properties fo:margin-top="0cm" fo:margin-bottom="0.423cm" style:contextual-spacing="false"/>
      <style:text-properties officeooo:paragraph-rsid="0015f483"/>
    </style:style>
    <style:style style:name="P5" style:family="paragraph" style:parent-style-name="Preformatted_20_Text">
      <style:paragraph-properties fo:margin-top="0cm" fo:margin-bottom="0.423cm" style:contextual-spacing="false"/>
      <style:text-properties officeooo:paragraph-rsid="00221c73"/>
    </style:style>
    <style:style style:name="P6" style:family="paragraph" style:parent-style-name="Preformatted_20_Text">
      <style:paragraph-properties fo:margin-top="0cm" fo:margin-bottom="0.423cm" style:contextual-spacing="false"/>
      <style:text-properties officeooo:paragraph-rsid="0024a83a"/>
    </style:style>
    <style:style style:name="P7" style:family="paragraph" style:parent-style-name="Preformatted_20_Text">
      <style:paragraph-properties fo:margin-top="0cm" fo:margin-bottom="0.423cm" style:contextual-spacing="false"/>
      <style:text-properties officeooo:paragraph-rsid="00275b8e"/>
    </style:style>
    <style:style style:name="P8" style:family="paragraph" style:parent-style-name="Preformatted_20_Text">
      <style:paragraph-properties fo:margin-top="0cm" fo:margin-bottom="0.423cm" style:contextual-spacing="false"/>
      <style:text-properties officeooo:paragraph-rsid="002e8249"/>
    </style:style>
    <style:style style:name="P9" style:family="paragraph" style:parent-style-name="Preformatted_20_Text">
      <style:paragraph-properties fo:margin-top="0cm" fo:margin-bottom="0.423cm" style:contextual-spacing="false"/>
      <style:text-properties officeooo:paragraph-rsid="002f10be"/>
    </style:style>
    <style:style style:name="P10" style:family="paragraph" style:parent-style-name="Preformatted_20_Text">
      <style:paragraph-properties fo:margin-top="0cm" fo:margin-bottom="0.423cm" style:contextual-spacing="false"/>
      <style:text-properties officeooo:paragraph-rsid="0030114e"/>
    </style:style>
    <style:style style:name="P11" style:family="paragraph" style:parent-style-name="Standard">
      <style:paragraph-properties fo:margin-top="0cm" fo:margin-bottom="0.423cm" style:contextual-spacing="false"/>
      <style:text-properties fo:font-variant="normal" fo:text-transform="none" fo:color="#212529" loext:opacity="100%" style:font-name="PT Sans" fo:font-size="16pt" fo:letter-spacing="normal" fo:language="en" fo:country="US" fo:font-style="normal" fo:font-weight="bold" officeooo:rsid="000c0fd5" officeooo:paragraph-rsid="000c0fd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cm" fo:margin-bottom="0.423cm" style:contextual-spacing="false"/>
      <style:text-properties fo:font-variant="normal" fo:text-transform="none" fo:color="#212529" loext:opacity="100%" style:font-name="PT Sans" fo:font-size="16pt" fo:letter-spacing="normal" fo:language="en" fo:country="US" fo:font-style="normal" fo:font-weight="bold" officeooo:rsid="0020a062" officeooo:paragraph-rsid="0020a062" style:letter-kerning="false" style:font-name-asian="Calibri2" style:font-size-asian="16pt" style:language-asian="en" style:country-asian="US" style:font-weight-asian="bold" style:font-name-complex="Tahoma" style:font-size-complex="16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24a83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2c22f9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2e8249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30114e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31c03b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35d23a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36e1f9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38becf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cm" fo:margin-bottom="0.423cm" style:contextual-spacing="false"/>
      <style:text-properties officeooo:paragraph-rsid="0020a062"/>
    </style:style>
    <style:style style:name="P22" style:family="paragraph" style:parent-style-name="Standard">
      <style:paragraph-properties fo:margin-top="0cm" fo:margin-bottom="0.423cm" style:contextual-spacing="false"/>
      <style:text-properties officeooo:paragraph-rsid="00117415"/>
    </style:style>
    <style:style style:name="P23" style:family="paragraph" style:parent-style-name="Standard">
      <style:paragraph-properties fo:margin-top="0cm" fo:margin-bottom="0.423cm" style:contextual-spacing="false"/>
      <style:text-properties officeooo:paragraph-rsid="0020bafa"/>
    </style:style>
    <style:style style:name="P24" style:family="paragraph" style:parent-style-name="Standard" style:list-style-name="L1">
      <style:paragraph-properties fo:margin-top="0cm" fo:margin-bottom="0.423cm" style:contextual-spacing="false"/>
      <style:text-properties officeooo:paragraph-rsid="0020bafa"/>
    </style:style>
    <style:style style:name="P25" style:family="paragraph" style:parent-style-name="Standard">
      <style:paragraph-properties fo:margin-top="0cm" fo:margin-bottom="0.423cm" style:contextual-spacing="false"/>
      <style:text-properties officeooo:paragraph-rsid="0024a83a"/>
    </style:style>
    <style:style style:name="P26" style:family="paragraph" style:parent-style-name="Standard">
      <style:paragraph-properties fo:margin-top="0cm" fo:margin-bottom="0.423cm" style:contextual-spacing="false"/>
      <style:text-properties officeooo:paragraph-rsid="00275b8e"/>
    </style:style>
    <style:style style:name="P27" style:family="paragraph" style:parent-style-name="Standard">
      <style:paragraph-properties fo:margin-top="0cm" fo:margin-bottom="0.423cm" style:contextual-spacing="false"/>
      <style:text-properties officeooo:paragraph-rsid="00290989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16pt" fo:language="en" fo:country="US" officeooo:rsid="0020a062" style:font-size-asian="16pt" style:font-size-complex="16pt"/>
    </style:style>
    <style:style style:name="T3" style:family="text">
      <style:text-properties fo:font-variant="normal" fo:text-transform="none" fo:color="#000000" loext:opacity="100%" style:font-name="Calibri1" fo:letter-spacing="normal" fo:font-style="normal" fo:background-color="transparent" loext:char-shading-value="0" style:font-name-asian="Times New Roman1" style:language-asian="ru" style:country-asian="RU" style:font-name-complex="Courier New1"/>
    </style:style>
    <style:style style:name="T4" style:family="text">
      <style:text-properties fo:font-variant="normal" fo:text-transform="none" fo:color="#000000" loext:opacity="100%" style:font-name="Calibri1" fo:letter-spacing="normal" fo:font-style="normal" officeooo:rsid="0020a062" fo:background-color="transparent" loext:char-shading-value="0" style:font-name-asian="Times New Roman1" style:language-asian="ru" style:country-asian="RU" style:font-name-complex="Courier New1"/>
    </style:style>
    <style:style style:name="T5" style:family="text">
      <style:text-properties fo:font-variant="normal" fo:text-transform="none" fo:color="#000000" loext:opacity="100%" style:font-name="Calibri1" fo:letter-spacing="normal" fo:font-style="normal" officeooo:rsid="0024a83a" fo:background-color="transparent" loext:char-shading-value="0" style:font-name-asian="Times New Roman1" style:language-asian="ru" style:country-asian="RU" style:font-name-complex="Courier New1"/>
    </style:style>
    <style:style style:name="T6" style:family="text">
      <style:text-properties fo:font-variant="normal" fo:text-transform="none" fo:color="#000000" loext:opacity="100%" style:font-name="Calibri1" fo:letter-spacing="normal" fo:font-style="normal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7" style:family="text">
      <style:text-properties fo:font-variant="normal" fo:text-transform="none" fo:color="#000000" loext:opacity="100%" style:font-name="Calibri1" fo:letter-spacing="normal" fo:font-style="normal" officeooo:rsid="0024a83a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8" style:family="text">
      <style:text-properties fo:font-variant="normal" fo:text-transform="none" fo:color="#000000" loext:opacity="100%" style:font-name="Calibri1" fo:letter-spacing="normal" fo:font-style="normal" officeooo:rsid="0020a062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9" style:family="text">
      <style:text-properties fo:font-variant="normal" fo:text-transform="none" fo:color="#000000" loext:opacity="100%" style:font-name="Calibri1" fo:letter-spacing="normal" fo:font-style="normal" officeooo:rsid="00290989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0" style:family="text">
      <style:text-properties fo:font-variant="normal" fo:text-transform="none" fo:color="#000000" loext:opacity="100%" style:font-name="Calibri1" fo:letter-spacing="normal" fo:font-style="normal" officeooo:rsid="002c22f9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1" style:family="text">
      <style:text-properties fo:font-variant="normal" fo:text-transform="none" fo:color="#000000" loext:opacity="100%" style:font-name="Calibri1" fo:letter-spacing="normal" fo:font-style="normal" officeooo:rsid="002d7843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2" style:family="text">
      <style:text-properties fo:font-variant="normal" fo:text-transform="none" fo:color="#000000" loext:opacity="100%" style:font-name="Calibri1" fo:letter-spacing="normal" fo:font-style="normal" officeooo:rsid="002e8249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3" style:family="text">
      <style:text-properties fo:font-variant="normal" fo:text-transform="none" fo:color="#000000" loext:opacity="100%" style:font-name="Calibri1" fo:letter-spacing="normal" fo:font-style="normal" officeooo:rsid="0030114e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4" style:family="text">
      <style:text-properties fo:font-variant="normal" fo:text-transform="none" fo:color="#000000" loext:opacity="100%" style:font-name="Calibri1" fo:letter-spacing="normal" fo:font-style="normal" officeooo:rsid="0031c03b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5" style:family="text">
      <style:text-properties fo:font-variant="normal" fo:text-transform="none" fo:color="#000000" loext:opacity="100%" style:font-name="Calibri1" fo:letter-spacing="normal" fo:font-style="normal" officeooo:rsid="0033b3f0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6" style:family="text">
      <style:text-properties fo:font-variant="normal" fo:text-transform="none" fo:color="#000000" loext:opacity="100%" style:font-name="Calibri1" fo:letter-spacing="normal" fo:font-style="normal" officeooo:rsid="0035d23a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7" style:family="text">
      <style:text-properties fo:font-variant="normal" fo:text-transform="none" fo:color="#000000" loext:opacity="100%" style:font-name="Calibri1" fo:letter-spacing="normal" fo:font-style="normal" officeooo:rsid="0038becf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8" style:family="text">
      <style:text-properties fo:font-variant="normal" fo:text-transform="none" fo:color="#000000" loext:opacity="100%" style:font-name="Calibri1" fo:letter-spacing="normal" fo:font-style="normal" fo:font-weight="normal" officeooo:rsid="00349f36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19" style:family="text">
      <style:text-properties fo:font-variant="normal" fo:text-transform="none" fo:color="#000000" loext:opacity="100%" style:font-name="Calibri1" fo:letter-spacing="normal" fo:font-style="normal" fo:font-weight="normal" officeooo:rsid="0035d23a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20" style:family="text">
      <style:text-properties fo:font-variant="normal" fo:text-transform="none" fo:color="#000000" loext:opacity="100%" style:font-name="Calibri1" fo:letter-spacing="normal" fo:font-style="normal" fo:font-weight="normal" officeooo:rsid="0036e1f9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21" style:family="text">
      <style:text-properties fo:font-variant="normal" fo:text-transform="none" fo:color="#000000" loext:opacity="100%" style:font-name="Calibri1" fo:letter-spacing="normal" fo:font-style="normal" fo:font-weight="normal" officeooo:rsid="0038becf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22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0efee7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23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20a062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24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20bafa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25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221c73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26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24a83a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27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275b8e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28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2a8db1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29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2e8249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30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2f10be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31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30114e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32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31c03b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33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24a83a" fo:background-color="transparent" loext:char-shading-value="0" style:font-name-asian="Times New Roman1" style:font-size-asian="16pt" style:language-asian="ru" style:country-asian="RU" style:font-weight-asian="normal" style:font-name-complex="Courier New1" style:font-size-complex="16pt" style:font-weight-complex="normal"/>
    </style:style>
    <style:style style:name="T34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221c73" style:letter-kerning="false" fo:background-color="transparent" loext:char-shading-value="0" style:font-name-asian="Times New Roman1" style:font-size-asian="16pt" style:language-asian="ru" style:country-asian="RU" style:font-name-complex="Courier New1" style:font-size-complex="16pt" style:language-complex="ar" style:country-complex="SA"/>
    </style:style>
    <style:style style:name="T35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20d236" style:letter-kerning="false" fo:background-color="transparent" loext:char-shading-value="0" style:font-name-asian="Times New Roman1" style:font-size-asian="16pt" style:language-asian="ru" style:country-asian="RU" style:font-weight-asian="normal" style:font-name-complex="Courier New1" style:font-size-complex="16pt" style:language-complex="ar" style:country-complex="SA" style:font-weight-complex="normal"/>
    </style:style>
    <style:style style:name="T36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normal" officeooo:rsid="00221c73" style:letter-kerning="false" fo:background-color="transparent" loext:char-shading-value="0" style:font-name-asian="Times New Roman1" style:font-size-asian="16pt" style:language-asian="ru" style:country-asian="RU" style:font-weight-asian="normal" style:font-name-complex="Courier New1" style:font-size-complex="16pt" style:language-complex="ar" style:country-complex="SA" style:font-weight-complex="normal"/>
    </style:style>
    <style:style style:name="T37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bold" officeooo:rsid="00117415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T38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bold" officeooo:rsid="0020a062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T39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bold" officeooo:rsid="0024a83a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T40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bold" officeooo:rsid="002663e0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T41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bold" officeooo:rsid="00275b8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T42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bold" officeooo:rsid="00117415" style:letter-kerning="fals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language-complex="ar" style:country-complex="SA" style:font-weight-complex="bold"/>
    </style:style>
    <style:style style:name="T43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bold" officeooo:rsid="0020a062" style:letter-kerning="fals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language-complex="ar" style:country-complex="SA" style:font-weight-complex="bold"/>
    </style:style>
    <style:style style:name="T44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bold" officeooo:rsid="0020d236" style:letter-kerning="fals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language-complex="ar" style:country-complex="SA" style:font-weight-complex="bold"/>
    </style:style>
    <style:style style:name="T45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bold" officeooo:rsid="0024a83a" style:letter-kerning="fals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language-complex="ar" style:country-complex="SA" style:font-weight-complex="bold"/>
    </style:style>
    <style:style style:name="T46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bold" officeooo:rsid="00290989" style:letter-kerning="fals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language-complex="ar" style:country-complex="SA" style:font-weight-complex="bold"/>
    </style:style>
    <style:style style:name="T47" style:family="text">
      <style:text-properties fo:font-variant="normal" fo:text-transform="none" fo:color="#000000" loext:opacity="100%" style:font-name="Calibri1" fo:font-size="16pt" fo:letter-spacing="normal" fo:language="en" fo:country="US" fo:font-style="normal" fo:font-weight="bold" officeooo:rsid="002e8249" style:letter-kerning="fals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language-complex="ar" style:country-complex="SA" style:font-weight-complex="bold"/>
    </style:style>
    <style:style style:name="T48" style:family="text">
      <style:text-properties officeooo:rsid="0020a0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VOPS ONLINE KYIV 2022</text:p>
      <text:p text:style-name="P12">FINAL PROJECT: CICD Pipeline</text:p>
      <text:p text:style-name="P11">by Gennadiy Molchanov</text:p>
      <text:p text:style-name="P11">Kyiv, Ukraine</text:p>
      <text:p text:style-name="P2"><text:span text:style-name="T48">Slide 2</text:span>. Introduction</text:p>
      <text:p text:style-name="P1">Hi, everybody!</text:p>
      <text:p text:style-name="P21"><text:span text:style-name="T2">My name is Gennadiy Molchanov, I am 51 and I live in Kyiv.</text:span></text:p>
      <text:p text:style-name="P21"><text:span text:style-name="T2">I started programming long ago in the school and university. I graduated from Kyiv National University with diploma if specialist in chemistry. Then, I get second diploma in commercial law and practised in law almost for 20 years.</text:span><text:span text:style-name="T1"> </text:span></text:p>
      <text:p text:style-name="P3"><text:span text:style-name="hljs-keyword"><text:span text:style-name="T23">For the last 1,5 year preceding to this devops programm, I studied computer science and programming. Completed SC50 and SC50Web on EDX.</text:span></text:span></text:p>
      <text:p text:style-name="P22"><text:span text:style-name="hljs-keyword"><text:span text:style-name="T38">Slide 3</text:span></text:span><text:span text:style-name="hljs-keyword"><text:span text:style-name="T37">. </text:span></text:span><text:span text:style-name="hljs-keyword"><text:span text:style-name="T38">Final Project</text:span></text:span></text:p>
      <text:p text:style-name="P21"><text:span text:style-name="hljs-keyword"><text:span text:style-name="T23">The main purpose of this final project was to build Ci/CD pipeline with use of different tools </text:span></text:span><text:span text:style-name="hljs-keyword"><text:span text:style-name="T24">to </text:span></text:span><text:span text:style-name="hljs-keyword"><text:span text:style-name="T23">automatically deply </text:span></text:span><text:span text:style-name="hljs-keyword"><text:span text:style-name="T24">a</text:span></text:span><text:span text:style-name="hljs-keyword"><text:span text:style-name="T23"> simple website.</text:span></text:span></text:p>
      <text:p text:style-name="P25"><text:span text:style-name="hljs-keyword"><text:span text:style-name="T38">Slide </text:span></text:span><text:span text:style-name="hljs-keyword"><text:span text:style-name="T39">4</text:span></text:span><text:span text:style-name="hljs-keyword"><text:span text:style-name="T37">. </text:span></text:span><text:span text:style-name="hljs-keyword"><text:span text:style-name="T39">Tools</text:span></text:span></text:p>
      <text:p text:style-name="P25"><text:span text:style-name="hljs-keyword"><text:span text:style-name="T33">Here are the main tools used in the project:</text:span></text:span></text:p>
      <text:list xml:id="list589321269" text:style-name="L1">
        <text:list-item>
          <text:p text:style-name="P24"><text:span text:style-name="hljs-keyword"><text:span text:style-name="T24">Jenkins plays the central role in orchestration of the processes.</text:span></text:span></text:p>
        </text:list-item>
        <text:list-item>
          <text:p text:style-name="P24"><text:span text:style-name="hljs-keyword"><text:span text:style-name="T24">AWS is a virtual space, where the resources are created</text:span></text:span></text:p>
        </text:list-item>
        <text:list-item>
          <text:p text:style-name="P24"><text:span text:style-name="hljs-keyword"><text:span text:style-name="T24">GitHub is the source for code</text:span></text:span></text:p>
        </text:list-item>
        <text:list-item>
          <text:p text:style-name="P24"><text:span text:style-name="hljs-keyword"><text:span text:style-name="T24">Terraform raises infrastructure</text:span></text:span></text:p>
        </text:list-item>
        <text:list-item>
          <text:p text:style-name="P24"><text:soft-page-break/><text:span text:style-name="hljs-keyword"><text:span text:style-name="T24">Ansible configues webservers and delivers website code to webservers</text:span></text:span></text:p>
        </text:list-item>
      </text:list>
      <text:p text:style-name="P23"><text:span text:style-name="hljs-keyword"><text:span text:style-name="T38">Slide </text:span></text:span><text:span text:style-name="hljs-keyword"><text:span text:style-name="T39">5</text:span></text:span><text:span text:style-name="hljs-keyword"><text:span text:style-name="T37">. </text:span></text:span><text:span text:style-name="hljs-keyword"><text:span text:style-name="T44">Pipeline</text:span></text:span></text:p>
      <text:p text:style-name="P5"><text:span text:style-name="hljs-keyword"><text:span text:style-name="T24">The </text:span></text:span><text:span text:style-name="hljs-keyword"><text:span text:style-name="T35">Pipeline </text:span></text:span><text:span text:style-name="hljs-keyword"><text:span text:style-name="T36">shown here is technically divided on two builds </text:span></text:span><text:span text:style-name="hljs-keyword"><text:span text:style-name="T24">and </text:span></text:span><text:span text:style-name="hljs-keyword"><text:span text:style-name="T25">ends with notification of the team</text:span></text:span><text:span text:style-name="hljs-keyword"><text:span text:style-name="T24">. </text:span></text:span><text:span text:style-name="hljs-keyword"><text:span text:style-name="T25">Build 1 is responsible to infrastructure </text:span></text:span><text:span text:style-name="hljs-keyword"><text:span text:style-name="T34">while</text:span></text:span><text:span text:style-name="hljs-keyword"><text:span text:style-name="T25"> Build 2 is responsible for configuration and deploy.</text:span></text:span></text:p>
      <text:p text:style-name="P13"><text:span text:style-name="hljs-keyword"><text:span text:style-name="T4">Slide </text:span></text:span><text:span text:style-name="hljs-keyword"><text:span text:style-name="T5">6</text:span></text:span><text:span text:style-name="hljs-keyword"><text:span text:style-name="T3">. </text:span></text:span><text:span text:style-name="hljs-keyword"><text:span text:style-name="T7">Build 1. Raise Infrastructure</text:span></text:span></text:p>
      <text:p text:style-name="P6"><text:span text:style-name="hljs-keyword"><text:span text:style-name="T26">Bu</text:span></text:span><text:span text:style-name="hljs-keyword"><text:span text:style-name="T29">i</text:span></text:span><text:span text:style-name="hljs-keyword"><text:span text:style-name="T26">ld 1 is manually triggered. Different input variables may be configured to get proper architecture of the network and running instances. We can see this on a later slide. As soon as the job is run, Jenkins checkouts Terraform code from GitHub and runs it. Terraform file consist of two modules responsible for network and <text:s/>instances respectively. </text:span></text:span></text:p>
      <text:p text:style-name="P6"><text:span text:style-name="hljs-keyword"><text:span text:style-name="T26">Instance module is also resposible for collection of IP addresses and saving them remotely. We will see details later.</text:span></text:span></text:p>
      <text:p text:style-name="P26"><text:span text:style-name="hljs-keyword"><text:span text:style-name="T38">Slide</text:span></text:span><text:span text:style-name="hljs-keyword"><text:span text:style-name="T37"> </text:span></text:span><text:span text:style-name="hljs-keyword"><text:span text:style-name="T40">7</text:span></text:span><text:span text:style-name="hljs-keyword"><text:span text:style-name="T37">. <text:s/></text:span></text:span><text:span text:style-name="hljs-keyword"><text:span text:style-name="T45">Build 1. Infrastructure</text:span></text:span></text:p>
      <text:p text:style-name="P7"><text:span text:style-name="hljs-keyword"><text:span text:style-name="T27">On this schema we can see two environments arbitrary named Dev and Prod. The architacture may be flexible and defined with input variables, for example: custom CIDR blocks, availability zones, private and public subnets, security groups, number of instances and their location, etc. </text:span></text:span></text:p>
      <text:p text:style-name="P7"><text:span text:style-name="hljs-keyword"><text:span text:style-name="T27">Jenkis server, which is located in the default VPC can communicate to instances in custom VPCs due to vpc peering connection and routing configuration.</text:span></text:span></text:p>
      <text:p text:style-name="P27"><text:span text:style-name="hljs-keyword"><text:span text:style-name="T38">Slide</text:span></text:span><text:span text:style-name="hljs-keyword"><text:span text:style-name="T37"> </text:span></text:span><text:span text:style-name="hljs-keyword"><text:span text:style-name="T41">8</text:span></text:span><text:span text:style-name="hljs-keyword"><text:span text:style-name="T37">. <text:s/></text:span></text:span><text:span text:style-name="hljs-keyword"><text:span text:style-name="T45">Build 1. </text:span></text:span><text:span text:style-name="hljs-keyword"><text:span text:style-name="T46">Terraform Code - modules</text:span></text:span><text:span text:style-name="hljs-keyword"><text:span text:style-name="T45"> </text:span></text:span></text:p>
      <text:p text:style-name="P4"><text:span text:style-name="hljs-keyword"><text:span text:style-name="T28">Here is an example, how input variables can be customized in different terraform modules. As show we can also flexible define the type of OS and type of instance.</text:span></text:span><text:span text:style-name="hljs-keyword"><text:span text:style-name="T22"> </text:span></text:span><text:span text:style-name="hljs-keyword"><text:span text:style-name="T28">We can raise either one specific environment or several environments simultaniously.</text:span></text:span></text:p>
      <text:p text:style-name="P4"><text:span text:style-name="hljs-keyword"><text:span text:style-name="T22"/></text:span></text:p>
      <text:p text:style-name="P14"><text:soft-page-break/><text:span text:style-name="hljs-keyword"><text:span text:style-name="T8">Slide</text:span></text:span><text:span text:style-name="hljs-keyword"><text:span text:style-name="T6"> </text:span></text:span><text:span text:style-name="hljs-keyword"><text:span text:style-name="T10">9</text:span></text:span><text:span text:style-name="hljs-keyword"><text:span text:style-name="T6">. <text:s/></text:span></text:span><text:span text:style-name="hljs-keyword"><text:span text:style-name="T7">Build 1. </text:span></text:span><text:span text:style-name="hljs-keyword"><text:span text:style-name="T9">Terraform Code – </text:span></text:span><text:span text:style-name="hljs-keyword"><text:span text:style-name="T11">backend and inventory data</text:span></text:span><text:span text:style-name="hljs-keyword"><text:span text:style-name="T7"> </text:span></text:span></text:p>
      <text:p text:style-name="P8"><text:span text:style-name="hljs-keyword"><text:span text:style-name="T29">Terraform state is kept remotely in s3 bucket. </text:span></text:span></text:p>
      <text:p text:style-name="P8"><text:span text:style-name="hljs-keyword"><text:span text:style-name="T29">S3 bucket also keep some inventory data required for further configuration and deployment with the next build. </text:span></text:span></text:p>
      <text:p text:style-name="P15"><text:span text:style-name="hljs-keyword"><text:span text:style-name="T8">Slide</text:span></text:span><text:span text:style-name="hljs-keyword"><text:span text:style-name="T6"> </text:span></text:span><text:span text:style-name="hljs-keyword"><text:span text:style-name="T12">10</text:span></text:span><text:span text:style-name="hljs-keyword"><text:span text:style-name="T6">. <text:s/></text:span></text:span><text:span text:style-name="hljs-keyword"><text:span text:style-name="T7">Build </text:span></text:span><text:span text:style-name="hljs-keyword"><text:span text:style-name="T12">2</text:span></text:span><text:span text:style-name="hljs-keyword"><text:span text:style-name="T7">. </text:span></text:span><text:span text:style-name="hljs-keyword"><text:span text:style-name="T12">Configuration and Provisioning</text:span></text:span></text:p>
      <text:p text:style-name="P8"><text:span text:style-name="hljs-keyword"><text:span text:style-name="T29">On this slide we can see the sequence of </text:span></text:span><text:span text:style-name="hljs-keyword"><text:span text:style-name="T26">Bu</text:span></text:span><text:span text:style-name="hljs-keyword"><text:span text:style-name="T29">i</text:span></text:span><text:span text:style-name="hljs-keyword"><text:span text:style-name="T26">ld </text:span></text:span><text:span text:style-name="hljs-keyword"><text:span text:style-name="T29">2</text:span></text:span><text:span text:style-name="hljs-keyword"><text:span text:style-name="T26"> </text:span></text:span><text:span text:style-name="hljs-keyword"><text:span text:style-name="T29">actions</text:span></text:span><text:span text:style-name="hljs-keyword"><text:span text:style-name="T26">. </text:span></text:span></text:p>
      <text:p text:style-name="P8"><text:span text:style-name="hljs-keyword"><text:span text:style-name="T29">1) <text:s text:c="2"/>developers push a new commit to GitHub;</text:span></text:span></text:p>
      <text:p text:style-name="P8"><text:span text:style-name="hljs-keyword"><text:span text:style-name="T29">2) <text:s text:c="2"/>GitHub notifies Jenkins and this triggers a new job;</text:span></text:span></text:p>
      <text:p text:style-name="P8"><text:span text:style-name="hljs-keyword"><text:span text:style-name="T29">3-</text:span></text:span><text:span text:style-name="hljs-keyword"><text:span text:style-name="T31">4</text:span></text:span><text:span text:style-name="hljs-keyword"><text:span text:style-name="T29">) <text:s text:c="2"/>Jenkins checkouts Ansible playbook and website modified source code;</text:span></text:span></text:p>
      <text:p text:style-name="P9"><text:span text:style-name="hljs-keyword"><text:span text:style-name="T31">5</text:span></text:span><text:span text:style-name="hljs-keyword"><text:span text:style-name="T29">) <text:s text:c="2"/></text:span></text:span><text:span text:style-name="hljs-keyword"><text:span text:style-name="T30">With AWS CLI </text:span></text:span><text:span text:style-name="hljs-keyword"><text:span text:style-name="T29">Jenkins </text:span></text:span><text:span text:style-name="hljs-keyword"><text:span text:style-name="T30">pulls inventory data and compiles them in hosts.txt file;</text:span></text:span></text:p>
      <text:p text:style-name="P8"><text:span text:style-name="hljs-keyword"><text:span text:style-name="T31">6-7</text:span></text:span><text:span text:style-name="hljs-keyword"><text:span text:style-name="T29">) <text:s text:c="2"/>Ansible checks the status of webservers, updates configuration is required, and delivers new or modified source code to all apache webservers;</text:span></text:span></text:p>
      <text:p text:style-name="P10"><text:span text:style-name="hljs-keyword"><text:span text:style-name="T31">8</text:span></text:span><text:span text:style-name="hljs-keyword"><text:span text:style-name="T29">) <text:s text:c="3"/>Jenkins </text:span></text:span><text:span text:style-name="hljs-keyword"><text:span text:style-name="T31">send slack notification to developers team.</text:span></text:span></text:p>
      <text:p text:style-name="P16"><text:span text:style-name="hljs-keyword"><text:span text:style-name="T43">Slide</text:span></text:span><text:span text:style-name="hljs-keyword"><text:span text:style-name="T42"> </text:span></text:span><text:span text:style-name="hljs-keyword"><text:span text:style-name="T47">1</text:span></text:span><text:span text:style-name="hljs-keyword"><text:span text:style-name="T13">1</text:span></text:span><text:span text:style-name="hljs-keyword"><text:span text:style-name="T42">. <text:s/></text:span></text:span><text:span text:style-name="hljs-keyword"><text:span text:style-name="T45">Build </text:span></text:span><text:span text:style-name="hljs-keyword"><text:span text:style-name="T47">2</text:span></text:span><text:span text:style-name="hljs-keyword"><text:span text:style-name="T45">. </text:span></text:span><text:span text:style-name="hljs-keyword"><text:span text:style-name="T14">Webhook trigger</text:span></text:span></text:p>
      <text:p text:style-name="P8"><text:span text:style-name="hljs-keyword"><text:span text:style-name="T32">This is just a configuration of webhook in GitHub website project settings.</text:span></text:span><text:span text:style-name="hljs-keyword"><text:span text:style-name="T29"> <text:s/></text:span></text:span></text:p>
      <text:p text:style-name="P17"><text:span text:style-name="hljs-keyword"><text:span text:style-name="T8">Slide</text:span></text:span><text:span text:style-name="hljs-keyword"><text:span text:style-name="T6"> </text:span></text:span><text:span text:style-name="hljs-keyword"><text:span text:style-name="T12">1</text:span></text:span><text:span text:style-name="hljs-keyword"><text:span text:style-name="T14">2</text:span></text:span><text:span text:style-name="hljs-keyword"><text:span text:style-name="T6">. <text:s/></text:span></text:span><text:span text:style-name="hljs-keyword"><text:span text:style-name="T7">Build </text:span></text:span><text:span text:style-name="hljs-keyword"><text:span text:style-name="T12">2</text:span></text:span><text:span text:style-name="hljs-keyword"><text:span text:style-name="T7">. </text:span></text:span><text:span text:style-name="hljs-keyword"><text:span text:style-name="T15">Inventory</text:span></text:span></text:p>
      <text:p text:style-name="P18"><text:span text:style-name="hljs-keyword"><text:span text:style-name="T18">Depending on the number of environments, one or more text files with inventory data may be saved in s3 bucket. </text:span></text:span><text:span text:style-name="hljs-keyword"><text:span text:style-name="T19">In our case we have two files: hosts/dev_hosts.txt and hosts/prod_hosts.txt. Jenkins fetches all these files and collect data in one file named hosts.txt </text:span></text:span></text:p>
      <text:p text:style-name="P18"><text:span text:style-name="hljs-keyword"><text:span text:style-name="T19"/></text:span></text:p>
      <text:p text:style-name="P18"><text:span text:style-name="hljs-keyword"><text:span text:style-name="T8">Slide</text:span></text:span><text:span text:style-name="hljs-keyword"><text:span text:style-name="T6"> </text:span></text:span><text:span text:style-name="hljs-keyword"><text:span text:style-name="T12">1</text:span></text:span><text:span text:style-name="hljs-keyword"><text:span text:style-name="T16">3</text:span></text:span><text:span text:style-name="hljs-keyword"><text:span text:style-name="T6">. <text:s/></text:span></text:span><text:span text:style-name="hljs-keyword"><text:span text:style-name="T7">Build </text:span></text:span><text:span text:style-name="hljs-keyword"><text:span text:style-name="T12">2</text:span></text:span><text:span text:style-name="hljs-keyword"><text:span text:style-name="T7">. </text:span></text:span><text:span text:style-name="hljs-keyword"><text:span text:style-name="T16">Ansible playbook: configuration</text:span></text:span></text:p>
      <text:p text:style-name="P18"><text:soft-page-break/><text:span text:style-name="hljs-keyword"><text:span text:style-name="T19">Ansible playbook uses blocks, conditions, and handlers to configure Apache web server depanding on OS family.</text:span></text:span></text:p>
      <text:p text:style-name="P18"><text:span text:style-name="hljs-keyword"><text:span text:style-name="T8">Slide</text:span></text:span><text:span text:style-name="hljs-keyword"><text:span text:style-name="T6"> </text:span></text:span><text:span text:style-name="hljs-keyword"><text:span text:style-name="T12">1</text:span></text:span><text:span text:style-name="hljs-keyword"><text:span text:style-name="T16">4</text:span></text:span><text:span text:style-name="hljs-keyword"><text:span text:style-name="T6">. <text:s/></text:span></text:span><text:span text:style-name="hljs-keyword"><text:span text:style-name="T7">Build </text:span></text:span><text:span text:style-name="hljs-keyword"><text:span text:style-name="T12">2</text:span></text:span><text:span text:style-name="hljs-keyword"><text:span text:style-name="T7">. </text:span></text:span><text:span text:style-name="hljs-keyword"><text:span text:style-name="T16">Ansible playbook: deploy</text:span></text:span></text:p>
      <text:p text:style-name="P19"><text:span text:style-name="hljs-keyword"><text:span text:style-name="T19">Ansible playbook </text:span></text:span><text:span text:style-name="hljs-keyword"><text:span text:style-name="T20">uses synchronize module to get faster delivery of the source code to webserver. Old unused files are removed on the servers due to syncronization option “delete: yes”.</text:span></text:span></text:p>
      <text:p text:style-name="P20"><text:span text:style-name="hljs-keyword"><text:span text:style-name="T8">Slide</text:span></text:span><text:span text:style-name="hljs-keyword"><text:span text:style-name="T6"> </text:span></text:span><text:span text:style-name="hljs-keyword"><text:span text:style-name="T12">1</text:span></text:span><text:span text:style-name="hljs-keyword"><text:span text:style-name="T17">5</text:span></text:span><text:span text:style-name="hljs-keyword"><text:span text:style-name="T6">. <text:s/></text:span></text:span><text:span text:style-name="hljs-keyword"><text:span text:style-name="T7">Build </text:span></text:span><text:span text:style-name="hljs-keyword"><text:span text:style-name="T12">2</text:span></text:span><text:span text:style-name="hljs-keyword"><text:span text:style-name="T7">. </text:span></text:span><text:span text:style-name="hljs-keyword"><text:span text:style-name="T17">Slack notification</text:span></text:span></text:p>
      <text:p text:style-name="P20"><text:span text:style-name="hljs-keyword"><text:span text:style-name="T21">Finally, notification report is sent to specific Slack channel. It shows the result of the job: SUCCESS or FAILURE. Any person connected to the channel may check the job log by click on the attached link.</text:span></text:span></text:p>
      <text:p text:style-name="P20"><text:span text:style-name="hljs-keyword"><text:span text:style-name="T2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PT Sans" svg:font-family="'PT Sans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erif" svg:font-family="'Liberation Serif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swiss" style:font-pitch="variable" fo:font-size="18pt" fo:font-weight="bold" style:font-name-asian="Segoe UI1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ext-break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ljs-operator" style:family="text" style:parent-style-name="Default_20_Paragraph_20_Font"/>
    <style:style style:name="hljs-keyword" style:family="text" style:parent-style-name="Default_20_Paragraph_20_Font"/>
    <style:style style:name="hljs-number" style:family="text" style:parent-style-name="Default_20_Paragraph_20_Font"/>
    <style:style style:name="hljs-comment" style:family="text" style:parent-style-name="Default_20_Paragraph_20_Font"/>
    <style:style style:name="hljs-string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ln" style:family="text" style:parent-style-name="Default_20_Paragraph_20_Font"/>
    <style:style style:name="kwd" style:family="text" style:parent-style-name="Default_20_Paragraph_20_Font"/>
    <style:style style:name="pun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m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5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4:28:00</meta:creation-date>
    <meta:initial-creator>Gennadiy Molchanov</meta:initial-creator>
    <dc:language>ru-RU</dc:language>
    <meta:print-date>2021-04-28T18:59:00</meta:print-date>
    <dc:date>2022-07-11T22:17:00.217000000</dc:date>
    <meta:editing-cycles>135</meta:editing-cycles>
    <meta:editing-duration>P10DT10H13M5S</meta:editing-duration>
    <meta:generator>LibreOffice/7.1.3.2$Windows_X86_64 LibreOffice_project/47f78053abe362b9384784d31a6e56f8511eb1c1</meta:generator>
    <meta:document-statistic meta:table-count="0" meta:image-count="0" meta:object-count="0" meta:page-count="4" meta:paragraph-count="49" meta:word-count="703" meta:character-count="4323" meta:non-whitespace-character-count="3639"/>
    <meta:user-defined meta:name="AppVersion">15.0000</meta:user-defined>
    <meta:template xlink:type="simple" xlink:actuate="onRequest" xlink:title="Normal.dotm" xlink:href=""/>
  </office:meta>
</office:document-meta>
</file>